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11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9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8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7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6-1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5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4-1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3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2-2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5-02-0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12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11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10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09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06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05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04-2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03-1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02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4-01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12-1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11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10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9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8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7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6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5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4-1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3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3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3-01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12-2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11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10-2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9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9-0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7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6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5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3-2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2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2-01-1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1-12-1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1-11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1-10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1-09-0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1-08-1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716" calcext:value-type="float">
            <text:p>2.2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1268" calcext:value-type="float">
            <text:p>1.0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124" calcext:value-type="float">
            <text:p>0.9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2156" calcext:value-type="float">
            <text:p>2.7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652" calcext:value-type="float">
            <text:p>2.1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82" calcext:value-type="float">
            <text:p>2.7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004" calcext:value-type="float">
            <text:p>3.0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596" calcext:value-type="float">
            <text:p>3.2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828" calcext:value-type="float">
            <text:p>3.1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588" calcext:value-type="float">
            <text:p>3.1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888" calcext:value-type="float">
            <text:p>2.4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652" calcext:value-type="float">
            <text:p>2.9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676" calcext:value-type="float">
            <text:p>2.3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2804" calcext:value-type="float">
            <text:p>2.6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7444" calcext:value-type="float">
            <text:p>1.6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188" calcext:value-type="float">
            <text:p>3.0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06" calcext:value-type="float">
            <text:p>3.1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484" calcext:value-type="float">
            <text:p>3.1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092" calcext:value-type="float">
            <text:p>2.6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508" calcext:value-type="float">
            <text:p>2.9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54" calcext:value-type="float">
            <text:p>3.1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234" calcext:value-type="float">
            <text:p>3.4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5284" calcext:value-type="float">
            <text:p>3.4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86" calcext:value-type="float">
            <text:p>3.0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4204" calcext:value-type="float">
            <text:p>2.3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164" calcext:value-type="float">
            <text:p>2.0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14" meta:object-count="0"/>
    <meta:user-defined meta:name="AppVersion">3.0</meta:user-defined>
  </office:meta>
</office:document-meta>
</file>